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E0000013A8084EC558D6D2C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cm" svg:height="1.479cm" svg:x="4.4cm" svg:y="6.121cm">
          <draw:text-box>
            <text:p text:style-name="P1"><text:span text:style-name="T1">weight of parameters</text:span></text:p>
          </draw:text-box>
        </draw:frame>
        <draw:frame draw:style-name="gr2" draw:text-style-name="P2" draw:layer="layout" svg:width="2cm" svg:height="1.2cm" svg:x="1.4cm" svg:y="4cm">
          <draw:text-box>
            <text:p text:style-name="P1"><text:span text:style-name="T1">epoch</text:span></text:p>
          </draw:text-box>
        </draw:frame>
        <draw:frame draw:style-name="gr3" draw:text-style-name="P3" draw:layer="layout" svg:width="6.4cm" svg:height="4.853cm" svg:x="2.8cm" svg:y="1.477cm">
          <draw:image xlink:href="Pictures/100000000000019E0000013A8084EC558D6D2CE8.png" xlink:type="simple" xlink:show="embed" xlink:actuate="onLoad">
            <text:p/>
          </draw:image>
        </draw:frame>
        <draw:frame draw:style-name="gr2" draw:text-style-name="P2" draw:layer="layout" svg:width="2cm" svg:height="1.2cm" svg:x="1.4cm" svg:y="4cm">
          <draw:text-box>
            <text:p text:style-name="P1"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1:08:19.253283191</dc:date>
    <meta:editing-duration>PT20M14S</meta:editing-duration>
    <meta:editing-cycles>8</meta:editing-cycles>
    <meta:generator>LibreOffice/5.1.6.2$Linux_X86_64 LibreOffice_project/10m0$Build-2</meta:generator>
    <meta:document-statistic meta:object-count="4"/>
  </office:meta>
</office:document-meta>
</file>